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38ee3"/>
    </style:style>
    <style:style style:name="P2" style:family="paragraph" style:parent-style-name="Standard">
      <style:paragraph-properties fo:text-align="justify" style:justify-single-word="false"/>
      <style:text-properties style:font-name="Arial" fo:language="pt" fo:country="BR" officeooo:paragraph-rsid="00038ee3" style:font-name-complex="Arial1"/>
    </style:style>
    <style:style style:name="P3" style:family="paragraph" style:parent-style-name="Standard">
      <style:paragraph-properties fo:text-align="justify" style:justify-single-word="false"/>
      <style:text-properties officeooo:rsid="00038ee3" officeooo:paragraph-rsid="00038ee3"/>
    </style:style>
    <style:style style:name="P4" style:family="paragraph" style:parent-style-name="Standard">
      <style:paragraph-properties fo:text-align="justify" style:justify-single-word="false"/>
      <style:text-properties officeooo:rsid="0004d711" officeooo:paragraph-rsid="0004d711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officeooo:paragraph-rsid="00038ee3"/>
    </style:style>
    <style:style style:name="T1" style:family="text">
      <style:text-properties style:font-name="Arial" fo:language="pt" fo:country="BR" style:font-name-complex="Arial1"/>
    </style:style>
    <style:style style:name="T2" style:family="text">
      <style:text-properties style:font-name="Arial" fo:language="pt" fo:country="BR" officeooo:rsid="00038ee3" style:font-name-complex="Arial1"/>
    </style:style>
    <style:style style:name="T3" style:family="text">
      <style:text-properties style:font-name="Arial" fo:language="pt" fo:country="BR" officeooo:rsid="00047008" style:font-name-complex="Arial1"/>
    </style:style>
    <style:style style:name="T4" style:family="text">
      <style:text-properties style:font-name="Arial" fo:language="pt" fo:country="BR" officeooo:rsid="0004d711" style:font-name-complex="Arial1"/>
    </style:style>
    <style:style style:name="T5" style:family="text">
      <style:text-properties style:font-name="Arial" fo:language="pt" fo:country="BR" fo:font-weight="bold" style:font-weight-asian="bold" style:font-name-complex="Arial1"/>
    </style:style>
    <style:style style:name="T6" style:family="text">
      <style:text-properties style:font-name="Arial" fo:language="pt" fo:country="BR" fo:font-weight="norm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UNIFACISA</text:span></text:p>
      <text:p text:style-name="P1"><text:span text:style-name="T5">Disciplina: </text:span><text:span text:style-name="T1">Paradigmas de Linguagem de Programação</text:span></text:p>
      <text:p text:style-name="P1"><text:span text:style-name="T5">Professor: </text:span><text:span text:style-name="T6">Daniel Abella</text:span></text:p>
      <text:p text:style-name="P1"><text:span text:style-name="T5">Aluno: </text:span><text:span text:style-name="T6">Victor Pontes Nóbrega</text:span><text:span text:style-name="T1"> <text:tab/><text:tab/><text:tab/></text:span><text:span text:style-name="T5">Matrícula: </text:span><text:span text:style-name="T1">1423080003</text:span></text:p>
      <text:p text:style-name="P2"/>
      <text:p text:style-name="P2"/>
      <text:p text:style-name="P2"/>
      <text:p text:style-name="P1"><text:span text:style-name="T1">Atividade </text:span><text:span text:style-name="T2">2 – Resumos</text:span></text:p>
      <text:p text:style-name="P1"><text:span text:style-name="T2"/></text:p>
      <text:p text:style-name="P1"><text:span text:style-name="T2">Artigo 1</text:span><text:span text:style-name="T4"> – </text:span><text:span text:style-name="T1">If programming languages were cars...</text:span></text:p>
      <text:p text:style-name="P3"><text:span text:style-name="T1"/></text:p>
      <text:p text:style-name="P3"><text:span text:style-name="T1"><text:tab/>Esse artigo faz brincadeiras sobre quais tipos de carros as linguagens de programação seriam, pas</text:span><text:span text:style-name="T3">sando de linguagens como Ada, que é comparada a um tanque, e Assembly, que você mesmo monta seu carro, e indo até Java, onde é comparado a um carro de passeio, e Python, que é um carro para iniciantes que se pode andar sem licença.</text:span></text:p>
      <text:p text:style-name="P3"><text:span text:style-name="T3"/></text:p>
      <text:p text:style-name="P4"><text:span text:style-name="T3">A</text:span><text:span text:style-name="T1">rtigo 2 – If programming languages were religions…</text:span></text:p>
      <text:p text:style-name="P4"><text:span text:style-name="T1"><text:tab/></text:span></text:p>
      <text:p text:style-name="P4"><text:span text:style-name="T1"><text:tab/>Um artigo inspirado no If programming languages were cars… mas dessa vez compara as linguagens a religiões, dizendo que o Python é humanista pois é simples e segue o senso comum, já o C++ seria Islamista, cheio de complexidade e l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5:03:05.117000000</meta:creation-date>
    <dc:date>2017-04-03T15:28:58.818000000</dc:date>
    <meta:editing-duration>PT15M43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0" meta:word-count="133" meta:character-count="821" meta:non-whitespace-character-count="688"/>
  </office:meta>
</office:document-meta>
</file>